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margin-bottom="0in" fo:line-height="100%"/>
    </style:style>
    <style:style style:name="T2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16" style:parent-style-name="Normal" style:family="paragraph">
      <style:paragraph-properties style:text-autospace="none" fo:margin-bottom="0in" fo:line-height="100%"/>
    </style:style>
    <style:style style:name="T1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1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1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2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22" style:parent-style-name="Normal" style:family="paragraph">
      <style:paragraph-properties style:text-autospace="none" fo:margin-bottom="0in" fo:line-height="100%"/>
    </style:style>
    <style:style style:name="T2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24" style:parent-style-name="DefaultParagraphFont" style:family="text">
      <style:text-properties style:font-name="Consolas" style:font-name-complex="Consolas" fo:color="#009010" fo:font-size="9.5pt" style:font-size-asian="9.5pt" style:font-size-complex="9.5pt"/>
    </style:style>
    <style:style style:name="P25" style:parent-style-name="Normal" style:family="paragraph">
      <style:paragraph-properties style:text-autospace="none" fo:margin-bottom="0in" fo:line-height="100%"/>
      <style:text-properties style:font-name="Consolas" style:font-name-complex="Consolas" fo:color="#009010" fo:font-size="9.5pt" style:font-size-asian="9.5pt" style:font-size-complex="9.5pt"/>
    </style:style>
    <style:style style:name="P26" style:parent-style-name="Normal" style:family="paragraph">
      <style:paragraph-properties style:text-autospace="none" fo:margin-bottom="0in" fo:line-height="100%"/>
      <style:text-properties style:font-name="Consolas" style:font-name-complex="Consolas" fo:color="#009010" fo:font-size="9.5pt" style:font-size-asian="9.5pt" style:font-size-complex="9.5pt"/>
    </style:style>
    <style:style style:name="P27" style:parent-style-name="Normal" style:family="paragraph">
      <style:paragraph-properties style:text-autospace="none" fo:margin-bottom="0in" fo:line-height="100%"/>
      <style:text-properties style:font-name="Consolas" style:font-name-complex="Consolas" fo:color="#009010" fo:font-size="9.5pt" style:font-size-asian="9.5pt" style:font-size-complex="9.5pt"/>
    </style:style>
    <style:style style:name="P28" style:parent-style-name="Normal" style:family="paragraph">
      <style:paragraph-properties style:text-autospace="none" fo:margin-bottom="0in" fo:line-height="100%"/>
    </style:style>
    <style:style style:name="T29" style:parent-style-name="DefaultParagraphFont" style:family="text">
      <style:text-properties style:font-name="Consolas" style:font-name-complex="Consolas" fo:color="#009010" fo:font-size="9.5pt" style:font-size-asian="9.5pt" style:font-size-complex="9.5pt"/>
    </style:style>
    <style:style style:name="P30" style:parent-style-name="Normal" style:family="paragraph">
      <style:paragraph-properties style:text-autospace="none" fo:margin-bottom="0in" fo:line-height="100%"/>
    </style:style>
    <style:style style:name="T3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2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33" style:parent-style-name="Normal" style:family="paragraph">
      <style:paragraph-properties style:text-autospace="none" fo:margin-bottom="0in" fo:line-height="100%"/>
    </style:style>
    <style:style style:name="T3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5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36" style:parent-style-name="Normal" style:family="paragraph">
      <style:paragraph-properties style:text-autospace="none" fo:margin-bottom="0in" fo:line-height="100%"/>
    </style:style>
    <style:style style:name="T3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3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4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43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44" style:parent-style-name="Normal" style:family="paragraph">
      <style:paragraph-properties style:text-autospace="none" fo:margin-bottom="0in" fo:line-height="100%"/>
    </style:style>
    <style:style style:name="T4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6" style:parent-style-name="DefaultParagraphFont" style:family="text">
      <style:text-properties style:font-name="Consolas" style:font-name-complex="Consolas" fo:color="#008000" fo:font-size="9.5pt" style:font-size-asian="9.5pt" style:font-size-complex="9.5pt"/>
    </style:style>
    <style:style style:name="P47" style:parent-style-name="Normal" style:family="paragraph">
      <style:paragraph-properties style:text-autospace="none" fo:margin-bottom="0in" fo:line-height="100%"/>
    </style:style>
    <style:style style:name="T4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49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5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3" style:parent-style-name="Normal" style:family="paragraph">
      <style:paragraph-properties style:text-autospace="none" fo:margin-bottom="0in" fo:line-height="100%"/>
    </style:style>
    <style:style style:name="T5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5" style:parent-style-name="DefaultParagraphFont" style:family="text">
      <style:text-properties style:font-name="Consolas" style:font-name-complex="Consolas" fo:color="#A31515" fo:font-size="9.5pt" style:font-size-asian="9.5pt" style:font-size-complex="9.5pt"/>
    </style:style>
    <style:style style:name="T5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57" style:parent-style-name="Normal" style:family="paragraph">
      <style:paragraph-properties style:text-autospace="none" fo:margin-bottom="0in" fo:line-height="100%"/>
    </style:style>
    <style:style style:name="T5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5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6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6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2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74" style:parent-style-name="Normal" style:family="paragraph">
      <style:paragraph-properties style:text-autospace="none" fo:margin-bottom="0in" fo:line-height="100%"/>
    </style:style>
    <style:style style:name="T7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6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7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78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79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0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1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2" style:parent-style-name="Normal" style:family="paragraph">
      <style:paragraph-properties style:text-autospace="none" fo:margin-bottom="0in" fo:line-height="100%"/>
    </style:style>
    <style:style style:name="T83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4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85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P86" style:parent-style-name="Normal" style:family="paragraph">
      <style:paragraph-properties style:text-autospace="none" fo:margin-bottom="0in" fo:line-height="100%"/>
      <style:text-properties style:font-name="Consolas" style:font-name-complex="Consolas" fo:color="#000000" fo:font-size="9.5pt" style:font-size-asian="9.5pt" style:font-size-complex="9.5pt"/>
    </style:style>
    <style:style style:name="P87" style:parent-style-name="Normal" style:family="paragraph">
      <style:paragraph-properties style:text-autospace="none" fo:margin-bottom="0in" fo:line-height="100%"/>
    </style:style>
    <style:style style:name="T8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89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0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1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2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3" style:parent-style-name="DefaultParagraphFont" style:family="text">
      <style:text-properties style:font-name="Consolas" style:font-name-complex="Consolas" fo:color="#0000FF" fo:font-size="9.5pt" style:font-size-asian="9.5pt" style:font-size-complex="9.5pt"/>
    </style:style>
    <style:style style:name="T94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5" style:parent-style-name="DefaultParagraphFont" style:family="text">
      <style:text-properties style:font-name="Consolas" style:font-name-complex="Consolas" fo:color="#2B91AF" fo:font-size="9.5pt" style:font-size-asian="9.5pt" style:font-size-complex="9.5pt"/>
    </style:style>
    <style:style style:name="T96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  <style:style style:name="T97" style:parent-style-name="DefaultParagraphFont" style:family="text">
      <style:text-properties style:font-name="Consolas" style:font-name-complex="Consolas" fo:color="#808080" fo:font-size="9.5pt" style:font-size-asian="9.5pt" style:font-size-complex="9.5pt"/>
    </style:style>
    <style:style style:name="T98" style:parent-style-name="DefaultParagraphFont" style:family="text">
      <style:text-properties style:font-name="Consolas" style:font-name-complex="Consolas" fo:color="#000000" fo:font-size="9.5pt" style:font-size-asian="9.5pt" style:font-size-complex="9.5pt"/>
    </style:style>
  </office:automatic-styles>
  <office:body>
    <office:text text:use-soft-page-breaks="true">
      <text:p text:style-name="P1"><text:span text:style-name="T2">def</text:span><text:span text:style-name="T3"><text:s/>_fit_multiclass(</text:span><text:span text:style-name="T4">self</text:span><text:span text:style-name="T5">,<text:s/></text:span><text:span text:style-name="T6">X</text:span><text:span text:style-name="T7">,<text:s/></text:span><text:span text:style-name="T8">y</text:span><text:span text:style-name="T9">,<text:s/></text:span><text:span text:style-name="T10">alpha</text:span><text:span text:style-name="T11">,<text:s/></text:span><text:span text:style-name="T12">C</text:span><text:span text:style-name="T13">,<text:s/></text:span><text:span text:style-name="T14">learning_rate</text:span><text:span text:style-name="T15">,</text:span></text:p>
      <text:p text:style-name="P16"><text:span text:style-name="T17"><text:s text:c="24"/></text:span><text:span text:style-name="T18">sample_weight</text:span><text:span text:style-name="T19">,<text:s/></text:span><text:span text:style-name="T20">max_iter</text:span><text:span text:style-name="T21">):</text:span></text:p>
      <text:p text:style-name="P22"><text:span text:style-name="T23"><text:s text:c="8"/></text:span><text:span text:style-name="T24">"""Fit a multi-class classifier by combining binary classifiers</text:span></text:p>
      <text:p text:style-name="P25"/>
      <text:p text:style-name="P26"><text:s text:c="8"/>Each binary classifier predicts one class<text:s/>versus all others. This</text:p>
      <text:p text:style-name="P27"><text:s text:c="8"/>strategy is called OvA (One versus All) or OvR (One versus Rest).</text:p>
      <text:p text:style-name="P28"><text:span text:style-name="T29"><text:s text:c="8"/>"""</text:span></text:p>
      <text:p text:style-name="P30"><text:span text:style-name="T31"><text:s text:c="8"/></text:span><text:span text:style-name="T32"># Precompute the validation split using the multiclass labels</text:span></text:p>
      <text:p text:style-name="P33"><text:span text:style-name="T34"><text:s text:c="8"/></text:span><text:span text:style-name="T35"># to ensure proper balancing of the classes.</text:span></text:p>
      <text:p text:style-name="P36"><text:span text:style-name="T37"><text:s text:c="8"/>validation_mask</text:span><text:span text:style-name="T38"><text:s/>=<text:s/></text:span><text:span text:style-name="T39">self</text:span><text:span text:style-name="T40">._make_validation_split(</text:span><text:span text:style-name="T41">y</text:span><text:span text:style-name="T42">)</text:span></text:p>
      <text:p text:style-name="P43"/>
      <text:p text:style-name="P44"><text:span text:style-name="T45"><text:s text:c="8"/></text:span><text:span text:style-name="T46"># Use joblib to fit OvA in parallel.</text:span></text:p>
      <text:p text:style-name="P47"><text:span text:style-name="T48"><text:s text:c="8"/>result = Parallel(n_jobs=</text:span><text:span text:style-name="T49">self</text:span><text:span text:style-name="T50">.n_jobs, verbose=</text:span><text:span text:style-name="T51">self</text:span><text:span text:style-name="T52">.verbose,</text:span></text:p>
      <text:p text:style-name="P53"><text:span text:style-name="T54"><text:s text:c="26"/>**_joblib_parallel_args(require=</text:span><text:span text:style-name="T55">"sharedmem"</text:span><text:span text:style-name="T56">))(</text:span></text:p>
      <text:p text:style-name="P57"><text:span text:style-name="T58"><text:s text:c="12"/></text:span><text:span text:style-name="T59">delayed(fit_binary)(</text:span><text:span text:style-name="T60">self</text:span><text:span text:style-name="T61">,<text:s/></text:span><text:span text:style-name="T62">i</text:span><text:span text:style-name="T63">,<text:s/></text:span><text:span text:style-name="T64">X</text:span><text:span text:style-name="T65">,<text:s/></text:span><text:span text:style-name="T66">y</text:span><text:span text:style-name="T67">,<text:s/></text:span><text:span text:style-name="T68">alpha</text:span><text:span text:style-name="T69">,<text:s/></text:span><text:span text:style-name="T70">C</text:span><text:span text:style-name="T71">,<text:s/></text:span><text:span text:style-name="T72">learning_rate</text:span><text:span text:style-name="T73">,</text:span></text:p>
      <text:p text:style-name="P74"><text:span text:style-name="T75"><text:s text:c="32"/></text:span><text:span text:style-name="T76">max_iter</text:span><text:span text:style-name="T77">,<text:s/></text:span><text:span text:style-name="T78">self</text:span><text:span text:style-name="T79">._expanded_class_weight[</text:span><text:span text:style-name="T80">i</text:span><text:span text:style-name="T81">],</text:span></text:p>
      <text:p text:style-name="P82"><text:span text:style-name="T83"><text:s text:c="32"/>1.,<text:s/></text:span><text:span text:style-name="T84">sample_weight</text:span><text:span text:style-name="T85">,</text:span></text:p>
      <text:p text:style-name="P86"><text:s text:c="32"/>validation_mask=validation_mask)</text:p>
      <text:p text:style-name="P87"><text:span text:style-name="T88"><text:s text:c="12"/></text:span><text:span text:style-name="T89">for</text:span><text:span text:style-name="T90"><text:s/></text:span><text:span text:style-name="T91">i</text:span><text:span text:style-name="T92"><text:s/></text:span><text:span text:style-name="T93">in</text:span><text:span text:style-name="T94"><text:s/></text:span><text:span text:style-name="T95">range</text:span><text:span text:style-name="T96">(len(</text:span><text:span text:style-name="T97">self</text:span><text:span text:style-name="T98">.classes_))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uell, Landon H</meta:initial-creator>
    <dc:creator>Buell, Landon H</dc:creator>
    <meta:creation-date>2020-02-19T19:07:00Z</meta:creation-date>
    <dc:date>2020-02-19T19:10:00Z</dc:date>
    <meta:template xlink:href="Normal.dotm" xlink:type="simple"/>
    <meta:editing-cycles>2</meta:editing-cycles>
    <meta:editing-duration>PT0S</meta:editing-duration>
    <meta:document-statistic meta:page-count="1" meta:paragraph-count="2" meta:word-count="151" meta:character-count="1015" meta:row-count="7" meta:non-whitespace-character-count="866"/>
  </office:meta>
</office:document-meta>
</file>